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bce4e5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e1fcc"/>
    </style:style>
    <style:style style:name="P2" style:family="paragraph" style:parent-style-name="Standard">
      <style:paragraph-properties fo:text-align="end" style:justify-single-word="false"/>
      <style:text-properties officeooo:paragraph-rsid="002e1fcc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Standard">
      <style:text-properties style:use-window-font-color="true" style:font-name="Arial" fo:font-size="12pt" fo:font-style="italic" fo:font-weight="normal" officeooo:rsid="000aa463" officeooo:paragraph-rsid="009f6f2d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use-window-font-color="true" style:font-name="Arial" fo:font-size="12pt" fo:font-weight="normal" officeooo:rsid="0013cada" officeooo:paragraph-rsid="009f6f2d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style:font-name="Arial" fo:font-size="12pt" fo:font-weight="normal" officeooo:rsid="0014eabb" officeooo:paragraph-rsid="009f6f2d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4pt" fo:font-weight="bold" officeooo:rsid="0013cada" officeooo:paragraph-rsid="009f6f2d" fo:background-color="transparent" style:font-size-asian="14pt" style:font-weight-asian="bold" style:font-size-complex="14pt"/>
    </style:style>
    <style:style style:name="P8" style:family="paragraph" style:parent-style-name="Standard">
      <style:text-properties style:use-window-font-color="true" style:font-name="Arial" fo:font-size="14pt" fo:font-weight="bold" officeooo:rsid="0013cada" officeooo:paragraph-rsid="009f6f2d" fo:background-color="transparent" style:font-size-asian="14pt" style:font-weight-asian="bold" style:font-size-complex="14pt"/>
    </style:style>
    <style:style style:name="P9" style:family="paragraph" style:parent-style-name="Standard">
      <style:text-properties style:use-window-font-color="true" style:font-name="Arial" fo:font-size="14pt" style:text-underline-style="solid" style:text-underline-width="auto" style:text-underline-color="font-color" fo:font-weight="bold" officeooo:rsid="000f9405" officeooo:paragraph-rsid="009f6f2d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Arial" fo:font-size="14pt" style:text-underline-style="solid" style:text-underline-width="auto" style:text-underline-color="font-color" fo:font-weight="bold" officeooo:rsid="0015c34b" officeooo:paragraph-rsid="009f6f2d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800000" style:font-name="Monospace" fo:font-size="10pt" fo:font-weight="bold" officeooo:rsid="00080f5b" officeooo:paragraph-rsid="009f6f2d" fo:background-color="#fff200" style:font-size-asian="10pt" style:font-weight-asian="bold"/>
    </style:style>
    <style:style style:name="P12" style:family="paragraph" style:parent-style-name="Standard">
      <style:text-properties fo:color="#800000" style:font-name="Monospace" fo:font-size="10pt" fo:font-weight="bold" officeooo:rsid="00080f5b" officeooo:paragraph-rsid="009f6f2d" fo:background-color="#bce4e5" style:font-size-asian="10pt" style:font-weight-asian="bold"/>
    </style:style>
    <style:style style:name="P13" style:family="paragraph" style:parent-style-name="Standard">
      <style:text-properties fo:color="#800000" style:font-name="Monospace" fo:font-size="10pt" fo:font-weight="bold" officeooo:rsid="000f9405" officeooo:paragraph-rsid="009f6f2d" fo:background-color="#bce4e5" style:font-size-asian="10pt" style:font-weight-asian="bold"/>
    </style:style>
    <style:style style:name="P14" style:family="paragraph" style:parent-style-name="Standard">
      <style:text-properties fo:color="#800000" style:font-name="Monospace" fo:font-size="10pt" fo:font-weight="bold" officeooo:rsid="00080f5b" officeooo:paragraph-rsid="009f6f2d" style:font-size-asian="10pt" style:font-weight-asian="bold"/>
    </style:style>
    <style:style style:name="P15" style:family="paragraph" style:parent-style-name="Standard">
      <style:text-properties fo:color="#000000" style:font-name="Monospace" fo:font-size="10pt" officeooo:rsid="00080f5b" officeooo:paragraph-rsid="009f6f2d" style:font-size-asian="10pt"/>
    </style:style>
    <style:style style:name="P16" style:family="paragraph" style:parent-style-name="Standard">
      <style:text-properties fo:color="#ff0000" style:font-name="Monospace" fo:font-size="10pt" officeooo:rsid="00080f5b" officeooo:paragraph-rsid="009f6f2d" style:font-size-asian="10pt"/>
    </style:style>
    <style:style style:name="P17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18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19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2pt" fo:font-weight="normal" officeooo:rsid="0013cada" officeooo:paragraph-rsid="009f6f2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2pt" fo:font-weight="normal" officeooo:rsid="0014eabb" officeooo:paragraph-rsid="009f6f2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2pt" fo:font-weight="normal" officeooo:rsid="0015c34b" officeooo:paragraph-rsid="009f6f2d" fo:background-color="transparent" style:font-size-asian="12pt" style:font-weight-asian="normal" style:font-size-complex="12pt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2pt" fo:font-style="normal" fo:font-weight="normal" officeooo:rsid="0015c34b" officeooo:paragraph-rsid="009f6f2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4pt" fo:font-weight="bold" officeooo:rsid="0014eabb" officeooo:paragraph-rsid="009f6f2d" fo:background-color="transparent" style:font-size-asian="14pt" style:font-weight-asian="bold" style:font-size-complex="14pt"/>
    </style:style>
    <style:style style:name="P25" style:family="paragraph" style:parent-style-name="Standard">
      <style:paragraph-properties fo:margin-left="2.54cm" fo:margin-right="0cm" fo:text-indent="0cm" style:auto-text-indent="false"/>
      <style:text-properties style:use-window-font-color="true" style:font-name="Arial" fo:font-size="12pt" fo:font-weight="normal" officeooo:rsid="0013cada" officeooo:paragraph-rsid="009f6f2d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2.54cm" fo:margin-right="0cm" fo:text-indent="0cm" style:auto-text-indent="false"/>
      <style:text-properties style:use-window-font-color="true" style:font-name="Arial" fo:font-size="12pt" fo:font-weight="normal" officeooo:rsid="0014eabb" officeooo:paragraph-rsid="009f6f2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break-before="page"/>
      <style:text-properties style:use-window-font-color="true" style:font-name="Arial" fo:font-size="14pt" style:text-underline-style="solid" style:text-underline-width="auto" style:text-underline-color="font-color" fo:font-weight="bold" officeooo:rsid="000f9405" officeooo:paragraph-rsid="009f6f2d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use-window-font-color="true" style:font-name="Arial" fo:font-size="14pt" style:text-underline-style="solid" style:text-underline-width="auto" style:text-underline-color="font-color" fo:font-weight="bold" officeooo:rsid="0015c34b" officeooo:paragraph-rsid="009f6f2d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font-weight="bold" officeooo:paragraph-rsid="009f6f2d" style:font-size-asian="10pt" style:font-weight-asian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f6f2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officeooo:paragraph-rsid="009f6f2d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9f6f2d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paragraph-rsid="009f6f2d" style:font-size-asian="10pt"/>
    </style:style>
    <style:style style:name="P34" style:family="paragraph" style:parent-style-name="Standard">
      <style:text-properties officeooo:rsid="00a2fd9f" officeooo:paragraph-rsid="00a2fd9f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2pt" fo:font-weight="normal" officeooo:rsid="0014eabb" officeooo:paragraph-rsid="009f6f2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use-window-font-color="true" style:font-name="Arial" fo:font-size="12pt" fo:font-weight="normal" officeooo:rsid="00a63a38" officeooo:paragraph-rsid="00a63a38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89cfd3"/>
    </style:style>
    <style:style style:name="T3" style:family="text">
      <style:text-properties fo:color="#000000" style:font-name="Monospace" fo:font-size="10pt" fo:background-color="#d4d4d4" loext:char-shading-value="0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63575" style:font-style-asian="italic" style:font-weight-asian="bold" style:font-style-complex="italic" style:font-weight-complex="bold"/>
    </style:style>
    <style:style style:name="T9" style:family="text">
      <style:text-properties fo:font-style="italic" officeooo:rsid="00a3dc43" style:font-style-asian="italic" style:font-style-complex="italic"/>
    </style:style>
    <style:style style:name="T10" style:family="text">
      <style:text-properties fo:color="#ce181e" fo:font-size="14pt" fo:font-style="normal" style:text-underline-style="none" officeooo:rsid="0015e1cd" style:font-size-asian="14pt" style:font-style-asian="normal" style:font-size-complex="14pt" style:font-style-complex="normal"/>
    </style:style>
    <style:style style:name="T11" style:family="text">
      <style:text-properties fo:color="#ce181e" style:font-name="Arial narrow" fo:font-style="normal" style:text-underline-style="none" officeooo:rsid="000e1536" style:font-size-asian="12pt" style:font-style-asian="normal" style:font-style-complex="normal"/>
    </style:style>
    <style:style style:name="T12" style:family="text">
      <style:text-properties fo:color="#ff0000"/>
    </style:style>
    <style:style style:name="T13" style:family="text">
      <style:text-properties fo:color="#ff0000" style:font-name="Arial narrow" fo:font-style="normal" style:text-underline-style="none" officeooo:rsid="000e1536" style:font-size-asian="12pt" style:font-style-asian="normal" style:font-style-complex="normal"/>
    </style:style>
    <style:style style:name="T14" style:family="text">
      <style:text-properties fo:color="#ff0000" style:font-name="Monospace" fo:font-size="10pt" style:font-size-asian="10pt"/>
    </style:style>
    <style:style style:name="T15" style:family="text">
      <style:text-properties style:font-name="Arial narrow" fo:font-style="normal" style:text-underline-style="none" officeooo:rsid="00080f5b" style:font-size-asian="12pt" style:font-style-asian="normal" style:font-style-complex="normal"/>
    </style:style>
    <style:style style:name="T16" style:family="text">
      <style:text-properties style:font-name="Arial narrow" fo:font-style="normal" style:text-underline-style="none" officeooo:rsid="000e1536" style:font-size-asian="12pt" style:font-style-asian="normal" style:font-style-complex="normal"/>
    </style:style>
    <style:style style:name="T17" style:family="text">
      <style:text-properties style:font-name="Arial narrow" fo:font-style="normal" style:text-underline-style="none" officeooo:rsid="000ef65e" style:font-size-asian="12pt" style:font-style-asian="normal" style:font-style-complex="normal"/>
    </style:style>
    <style:style style:name="T18" style:family="text">
      <style:text-properties style:font-name="Arial narrow" fo:font-style="normal" style:text-underline-style="none" officeooo:rsid="0015e1cd" style:font-size-asian="12pt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4eabb"/>
    </style:style>
    <style:style style:name="T21" style:family="text">
      <style:text-properties officeooo:rsid="0015c34b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5c34b" style:font-style-asian="normal" style:font-style-complex="normal"/>
    </style:style>
    <style:style style:name="T24" style:family="text">
      <style:text-properties fo:font-style="normal" style:font-style-asian="normal" style:font-style-complex="normal" style:font-weight-complex="normal"/>
    </style:style>
    <style:style style:name="T25" style:family="text">
      <style:text-properties fo:font-style="normal" officeooo:rsid="00163575" style:font-style-asian="normal" style:font-style-complex="normal" style:font-weight-complex="normal"/>
    </style:style>
    <style:style style:name="T26" style:family="text">
      <style:text-properties fo:font-style="normal" officeooo:rsid="009fe92c" style:font-style-asian="normal" style:font-style-complex="normal"/>
    </style:style>
    <style:style style:name="T27" style:family="text">
      <style:text-properties fo:font-style="normal" officeooo:rsid="00a3dc43" style:font-style-asian="normal" style:font-style-complex="normal"/>
    </style:style>
    <style:style style:name="T28" style:family="text">
      <style:text-properties fo:font-style="normal" officeooo:rsid="00a565e2" style:font-style-asian="normal" style:font-style-complex="normal"/>
    </style:style>
    <style:style style:name="T29" style:family="text">
      <style:text-properties officeooo:rsid="000f9405"/>
    </style:style>
    <style:style style:name="T30" style:family="text">
      <style:text-properties fo:color="#800000" fo:font-weight="bold" fo:background-color="#d4d4d4" loext:char-shading-value="0" style:font-weight-asian="bold"/>
    </style:style>
    <style:style style:name="T31" style:family="text">
      <style:text-properties fo:color="#800000" fo:font-weight="bold" style:font-weight-asian="bold"/>
    </style:style>
    <style:style style:name="T32" style:family="text">
      <style:text-properties fo:color="#800000" style:font-name="Monospace" fo:font-size="10pt" fo:font-weight="bold" fo:background-color="#d4d4d4" loext:char-shading-value="0" style:font-size-asian="10pt" style:font-weight-asian="bold"/>
    </style:style>
    <style:style style:name="T33" style:family="text">
      <style:text-properties fo:color="#800000" style:font-name="Monospace" fo:font-size="10pt" fo:font-weight="bold" style:font-size-asian="10pt" style:font-weight-asian="bold"/>
    </style:style>
    <style:style style:name="T34" style:family="text">
      <style:text-properties fo:color="#3c3c3c"/>
    </style:style>
    <style:style style:name="T35" style:family="text">
      <style:text-properties fo:color="#3c3c3c" fo:background-color="#d4d4d4" loext:char-shading-value="0"/>
    </style:style>
    <style:style style:name="T36" style:family="text">
      <style:text-properties fo:color="#3c3c3c" style:font-name="Monospace" fo:font-size="10pt" fo:background-color="#d4d4d4" loext:char-shading-value="0" style:font-size-asian="10pt"/>
    </style:style>
    <style:style style:name="T37" style:family="text">
      <style:text-properties fo:color="#3c3c3c" style:font-name="Monospace" fo:font-size="10pt" style:font-size-asian="10pt"/>
    </style:style>
    <style:style style:name="T38" style:family="text">
      <style:text-properties fo:background-color="#d4d4d4" loext:char-shading-value="0"/>
    </style:style>
    <style:style style:name="T39" style:family="text">
      <style:text-properties fo:color="#000080" style:font-name="Monospace" fo:font-size="10pt" fo:font-weight="bold" style:font-size-asian="10pt" style:font-weight-asian="bold"/>
    </style:style>
    <style:style style:name="T40" style:family="text">
      <style:text-properties fo:color="#000080" style:font-name="Monospace" fo:font-size="10pt" fo:font-weight="bold" officeooo:rsid="00199c6f" style:font-size-asian="10pt" style:font-weight-asian="bold"/>
    </style:style>
    <style:style style:name="T41" style:family="text">
      <style:text-properties fo:color="#999999" style:font-name="Monospace" fo:font-size="10pt" style:font-size-asian="10pt"/>
    </style:style>
    <style:style style:name="T42" style:family="text">
      <style:text-properties fo:color="#999999" style:font-name="Monospace" fo:font-size="10pt" officeooo:rsid="00118493" style:font-size-asian="10pt"/>
    </style:style>
    <style:style style:name="T43" style:family="text">
      <style:text-properties fo:color="#999999" style:font-name="Monospace" fo:font-size="10pt" officeooo:rsid="0012c1fb" style:font-size-asian="10pt"/>
    </style:style>
    <style:style style:name="T44" style:family="text">
      <style:text-properties fo:color="#999999" style:font-name="Monospace" fo:font-size="10pt" officeooo:rsid="00164f30" style:font-size-asian="10pt"/>
    </style:style>
    <style:style style:name="T45" style:family="text">
      <style:text-properties fo:color="#999999" style:font-name="Monospace" fo:font-size="10pt" officeooo:rsid="0010e91e" style:font-size-asian="10pt"/>
    </style:style>
    <style:style style:name="T46" style:family="text">
      <style:text-properties fo:color="#0000ff" style:font-name="Monospace" fo:font-size="10pt" style:font-size-asian="10pt"/>
    </style:style>
    <style:style style:name="T47" style:family="text">
      <style:text-properties officeooo:rsid="009fe92c"/>
    </style:style>
    <style:style style:name="T48" style:family="text">
      <style:text-properties officeooo:rsid="00a16046"/>
    </style:style>
    <style:style style:name="T49" style:family="text">
      <style:text-properties officeooo:rsid="00a3dc4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udo<text:span text:style-name="T49">cd </text:span><text:span text:style-name="T9">home</text:span><text:span text:style-name="T27">mongo/</text:span><text:span text:style-name="T28">cd</text:span> </text:p>
      <table:table table:name="Table1" table:style-name="Table1">
        <table:table-column table:style-name="Table1.A"/>
        <table:table-row table:style-name="TableLine94724239992272">
          <table:table-cell table:style-name="Table1.A1" office:value-type="string">
            <text:p text:style-name="P7">Conversió d’una BD de SQL Server a una BD de mongoDB</text:p>
          </table:table-cell>
        </table:table-row>
      </table:table>
      <text:p text:style-name="P8"/>
      <text:p text:style-name="P5">Cal seguir diferents passos:</text:p>
      <text:p text:style-name="P5"/>
      <text:p text:style-name="P5">0) <text:span text:style-name="T5">Pensar (dissenyar) l’estructura de dades</text:span> que ens interessarà que tinguin les nostres collections a mongoDB:</text:p>
      <text:p text:style-name="P5"/>
      <text:p text:style-name="P20">Alguna taula de sql es convertirà directament en una collection de mongoDB. </text:p>
      <text:p text:style-name="P20">Altres collections es crearan a partir d’una o diverses relacions 1-N entre diverses taules sql.</text:p>
      <text:p text:style-name="P5"/>
      <text:p text:style-name="P5"/>
      <text:p text:style-name="P5">1) <text:span text:style-name="T5">Convertir les dades sql</text:span><text:span text:style-name="T19"> </text:span>que hagin de crear una collection mongodb <text:span text:style-name="T19">a un fitxer .json</text:span></text:p>
      <text:p text:style-name="P5"/>
      <text:p text:style-name="P20">1.1) Crear un procedure que ens creï la sortida adequada</text:p>
      <text:p text:style-name="P20"/>
      <text:p text:style-name="P25"><text:span text:style-name="T20">P</text:span>er a poder-<text:span text:style-name="T20">l</text:span>o importar a mongoDB <text:span text:style-name="T20">no s’ha de generar un fitxer .json ben format:</text:span> cal <text:span text:style-name="T20">un document per línia, sense separació entre documents ni agrupació del conjunt.</text:span></text:p>
      <text:p text:style-name="P24"/>
      <text:p text:style-name="P20">1.<text:span text:style-name="T20">2</text:span>) <text:span text:style-name="T20">Des del sistema operatiu, executar el procedure que ens generi la informació necessària i ens creï el fitxer .json corresponent</text:span></text:p>
      <text:p text:style-name="P20"/>
      <text:p text:style-name="P21">1.3) Repetir 1.1 i 1.2 per a cada conjunt de dades que ens hagi d’originar una collection</text:p>
      <text:p text:style-name="P21"/>
      <text:p text:style-name="P5"/>
      <text:p text:style-name="P6">2)<text:span text:style-name="T6"> </text:span><text:span text:style-name="T5">Importar els fitxers .json generats</text:span> com a base de dades <text:span text:style-name="T19">al servidor de mongoDB</text:span></text:p>
      <text:p text:style-name="P5"/>
      <text:p text:style-name="P21">2.1) Traslladar els fitxers .json generats al servidor mongoDB</text:p>
      <text:p text:style-name="P21"/>
      <text:p text:style-name="P26">En el nostre cas, caldrà definir a la màquina virtual una carpeta compartida i muntar-la.</text:p>
      <text:p text:style-name="P26">Imaginem que tenim la carpeta compartida <text:span text:style-name="T19">pc</text:span>. Per a muntar-la a <text:span text:style-name="T19">/mnt</text:span> caldrà executar en el servidor mongo: <text:s text:c="2"/><text:span text:style-name="T8">sudo <text:s/></text:span><text:span text:style-name="T7">mount <text:s/>-t <text:s/>vboxsf <text:s/>pc <text:s/>/mnt</text:span></text:p>
      <text:p text:style-name="P26">Ara /mnt és la carpeta del nostre pc que haguem definit com a carpeta compartida.</text:p>
      <text:p text:style-name="P26"/>
      <text:p text:style-name="P21">2.2) <text:span text:style-name="T21">Copiar els fitxers .json des del pc a una carpeta al servidor mongo (en el nostre cas: /mongo/DBs/db/</text:span><text:span text:style-name="T47">world</text:span><text:span text:style-name="T21">)</text:span></text:p>
      <text:p text:style-name="P21"/>
      <text:p text:style-name="P21"><text:span text:style-name="T21">2.3) Crear el script necessari per a importar les dades (en el nostre cas: </text:span><text:span text:style-name="T48">home</text:span><text:span text:style-name="T23">/mongo/DBs/s_</text:span><text:span text:style-name="T26">world</text:span><text:span text:style-name="T23">, similar a d’altres ja existents)</text:span></text:p>
      <text:p text:style-name="P21"><text:span text:style-name="T23"/></text:p>
      <text:p text:style-name="P36"><text:span text:style-name="T23">m</text:span><text:span text:style-name="T22">ongoimport -d digg -c stories db/digg/stories.json –drop –stopOnError --maintainInsertionOrder</text:span></text:p>
      <text:p text:style-name="P23"><text:soft-page-break/></text:p>
      <text:p text:style-name="P22"><text:span text:style-name="T24">2.4) Executar el script </text:span><text:span text:style-name="T25">creat</text:span><text:span text:style-name="T24"> al punt anterior</text:span></text:p>
      <text:p text:style-name="P27"/>
      <text:p text:style-name="P9"><text:span text:style-name="T21">Exemple de punt 1.1 (</text:span>Taules SQL Server <text:s/>→ <text:s/>Fitxer .json<text:span text:style-name="T21">)</text:span></text:p>
      <text:p text:style-name="P11"/>
      <text:p text:style-name="P12">Conversió BD de SQL Server a mongoDB, <text:span text:style-name="T29">1 sola fila </text:span></text:p>
      <text:p text:style-name="P13"><text:tab/>(pot tenir problemes per longitud excessiva de línia </text:p>
      <text:p text:style-name="P13"><text:span text:style-name="T21"><text:tab/>i caldria treure’n la separació -coma- entre documents</text:span>)</text:p>
      <text:p text:style-name="P14"/>
      <text:p text:style-name="P15"><text:span text:style-name="T30">select</text:span><text:span text:style-name="T35"> </text:span><text:span text:style-name="T38">_id=contacteid,</text:span><text:span text:style-name="T35"> </text:span><text:span text:style-name="T38">nom,</text:span><text:span text:style-name="T35"> </text:span><text:span text:style-name="T38">cognoms,</text:span><text:span text:style-name="T35"> </text:span></text:p>
      <text:p text:style-name="P30"><text:span text:style-name="T36"><text:s text:c="3"/></text:span><text:span text:style-name="T3">(</text:span><text:span text:style-name="T32">select</text:span><text:span text:style-name="T36"> </text:span><text:span text:style-name="T3">_id=telid,</text:span><text:span text:style-name="T36"> </text:span><text:span text:style-name="T3">telefon,</text:span><text:span text:style-name="T36"> </text:span><text:span text:style-name="T3">tipus</text:span></text:p>
      <text:p text:style-name="P30"><text:span text:style-name="T36"><text:s text:c="5"/></text:span><text:span text:style-name="T32">from</text:span><text:span text:style-name="T36"> </text:span><text:span text:style-name="T3">dbo.telefon</text:span><text:span text:style-name="T36"> </text:span><text:span text:style-name="T3">t</text:span><text:span text:style-name="T36"> </text:span><text:span text:style-name="T32">where</text:span><text:span text:style-name="T36"> </text:span><text:span text:style-name="T3">t.contacteId=c.contacteId</text:span></text:p>
      <text:p text:style-name="P30"><text:span text:style-name="T36"><text:s text:c="7"/></text:span><text:span text:style-name="T32">for</text:span><text:span text:style-name="T36"> </text:span><text:span text:style-name="T3">json</text:span><text:span text:style-name="T36"> </text:span><text:span text:style-name="T32">PATH</text:span><text:span text:style-name="T3">)</text:span><text:span text:style-name="T36"> </text:span><text:span text:style-name="T3">telefons,</text:span><text:span text:style-name="T36"> </text:span></text:p>
      <text:p text:style-name="P30"><text:span text:style-name="T36"><text:s text:c="3"/></text:span><text:span text:style-name="T3">(</text:span><text:span text:style-name="T32">select</text:span><text:span text:style-name="T36"> </text:span><text:span text:style-name="T3">_id=emailid,</text:span><text:span text:style-name="T36"> </text:span><text:span text:style-name="T3">email,</text:span><text:span text:style-name="T36"> </text:span><text:span text:style-name="T3">tipus</text:span></text:p>
      <text:p text:style-name="P30"><text:span text:style-name="T36"><text:s text:c="5"/></text:span><text:span text:style-name="T32">from</text:span><text:span text:style-name="T36"> </text:span><text:span text:style-name="T3">dbo.email</text:span><text:span text:style-name="T36"> </text:span><text:span text:style-name="T3">e</text:span><text:span text:style-name="T36"> </text:span><text:span text:style-name="T32">where</text:span><text:span text:style-name="T36"> </text:span><text:span text:style-name="T3">e.contacteId=c.contacteId</text:span></text:p>
      <text:p text:style-name="P30"><text:span text:style-name="T36"><text:s text:c="7"/></text:span><text:span text:style-name="T32">for</text:span><text:span text:style-name="T36"> </text:span><text:span text:style-name="T3">json</text:span><text:span text:style-name="T36"> </text:span><text:span text:style-name="T32">PATH</text:span><text:span text:style-name="T3">)</text:span><text:span text:style-name="T36"> </text:span><text:span text:style-name="T3">emails</text:span></text:p>
      <text:p text:style-name="P30"><text:span text:style-name="T36"><text:s text:c="2"/></text:span><text:span text:style-name="T32">from</text:span><text:span text:style-name="T36"> </text:span><text:span text:style-name="T3">dbo.contacte</text:span><text:span text:style-name="T36"> </text:span><text:span text:style-name="T3">c</text:span></text:p>
      <text:p text:style-name="P15"><text:span text:style-name="T35"><text:s text:c="3"/></text:span><text:span text:style-name="T30">for</text:span><text:span text:style-name="T35"> </text:span><text:span text:style-name="T38">json</text:span><text:span text:style-name="T35"> </text:span><text:span text:style-name="T30">path</text:span></text:p>
      <text:p text:style-name="P15"/>
      <text:p text:style-name="P15"/>
      <text:p text:style-name="P12">Conversió BD de SQL Server a mongoDB <text:span text:style-name="T29">(sense Ids), un contacte per fila sense separació</text:span></text:p>
      <text:p text:style-name="P15"/>
      <text:p text:style-name="P15"><text:span text:style-name="T31">drop</text:span><text:span text:style-name="T34"> </text:span><text:span text:style-name="T31">proc</text:span><text:span text:style-name="T34"> </text:span><text:span text:style-name="T31">if</text:span><text:span text:style-name="T34"> </text:span><text:span text:style-name="T31">exists</text:span><text:span text:style-name="T34"> </text:span>x1<text:span text:style-name="T12">;</text:span></text:p>
      <text:p text:style-name="P31">go</text:p>
      <text:p text:style-name="P30"><text:span text:style-name="T33">create</text:span><text:span text:style-name="T37"> </text:span><text:span text:style-name="T33">proc</text:span><text:span text:style-name="T37"> </text:span><text:span text:style-name="T4">x1</text:span><text:span text:style-name="T37"> </text:span><text:span text:style-name="T33">as</text:span></text:p>
      <text:p text:style-name="P29">BEGIN</text:p>
      <text:p text:style-name="P30"><text:span text:style-name="T37"><text:tab/></text:span><text:span text:style-name="T33">declare</text:span><text:span text:style-name="T37"> </text:span><text:span text:style-name="T4">@id</text:span><text:span text:style-name="T37"> </text:span><text:span text:style-name="T33">as</text:span><text:span text:style-name="T37"> </text:span><text:span text:style-name="T39">int</text:span><text:span text:style-name="T14">; <text:s text:c="2"/></text:span><text:span text:style-name="T41">-- </text:span><text:span text:style-name="T42">Les variables </text:span><text:span text:style-name="T43">dels SPs </text:span><text:span text:style-name="T42">en </text:span><text:span text:style-name="T44">MS</text:span><text:span text:style-name="T42">SQL Server usen @</text:span></text:p>
      <text:p text:style-name="P32"/>
      <text:p text:style-name="P30"><text:span text:style-name="T37"><text:tab/></text:span><text:span text:style-name="T33">declare</text:span><text:span text:style-name="T37"> </text:span><text:span text:style-name="T4">c</text:span><text:span text:style-name="T37"> </text:span><text:span text:style-name="T33">cursor</text:span><text:span text:style-name="T37"> </text:span><text:span text:style-name="T33">for</text:span></text:p>
      <text:p text:style-name="P30"><text:span text:style-name="T37"><text:tab/> <text:s/></text:span><text:span text:style-name="T33">select</text:span><text:span text:style-name="T37"> </text:span><text:span text:style-name="T4">contacteid</text:span><text:span text:style-name="T37"> </text:span><text:span text:style-name="T33">from</text:span><text:span text:style-name="T37"> </text:span><text:span text:style-name="T4">contacte</text:span><text:span text:style-name="T14">;</text:span></text:p>
      <text:p text:style-name="P32"/>
      <text:p text:style-name="P30"><text:span text:style-name="T37"><text:tab/></text:span><text:span text:style-name="T33">create</text:span><text:span text:style-name="T37"> </text:span><text:span text:style-name="T33">table</text:span><text:span text:style-name="T37"> </text:span><text:span text:style-name="T4">#json</text:span><text:span text:style-name="T37"> </text:span><text:span text:style-name="T4">(obj</text:span><text:span text:style-name="T37"> </text:span><text:span text:style-name="T40">text</text:span><text:span text:style-name="T4">)</text:span><text:span text:style-name="T37"> <text:s/></text:span><text:span text:style-name="T41">--taula temporal</text:span></text:p>
      <text:p text:style-name="P33"><text:tab/></text:p>
      <text:p text:style-name="P30"><text:span text:style-name="T37"><text:tab/></text:span><text:span text:style-name="T33">open</text:span><text:span text:style-name="T37"> </text:span><text:span text:style-name="T4">c</text:span><text:span text:style-name="T14">;</text:span></text:p>
      <text:p text:style-name="P30"><text:span text:style-name="T37"><text:tab/></text:span><text:span text:style-name="T33">fetch</text:span><text:span text:style-name="T37"> <text:s/></text:span><text:span text:style-name="T4">c</text:span><text:span text:style-name="T37"> </text:span><text:span text:style-name="T33">into</text:span><text:span text:style-name="T37"> </text:span><text:span text:style-name="T4">@id</text:span><text:span text:style-name="T14">;</text:span></text:p>
      <text:p text:style-name="P30"><text:span text:style-name="T37"><text:tab/></text:span><text:span text:style-name="T33">while</text:span><text:span text:style-name="T37"> </text:span><text:span text:style-name="T4">@@FETCH_STATUS</text:span><text:span text:style-name="T37"> </text:span><text:span text:style-name="T4">=</text:span><text:span text:style-name="T37"> </text:span><text:span text:style-name="T46">0</text:span><text:span text:style-name="T37"> <text:s/></text:span><text:span text:style-name="T41">--</text:span><text:span text:style-name="T44">MS</text:span><text:span text:style-name="T45">SQL Server és més elegant usant cursors ;-)</text:span></text:p>
      <text:p text:style-name="P30"><text:span text:style-name="T37"><text:tab/></text:span><text:span text:style-name="T33">begin</text:span></text:p>
      <text:p text:style-name="P30"><text:span text:style-name="T37"><text:tab/><text:tab/></text:span><text:span text:style-name="T33">insert</text:span><text:span text:style-name="T37"> </text:span><text:span text:style-name="T4">#json</text:span><text:span text:style-name="T37"> </text:span><text:span text:style-name="T33">select</text:span><text:span text:style-name="T37"> </text:span></text:p>
      <text:p text:style-name="P30"><text:span text:style-name="T37"><text:tab/><text:tab/> </text:span><text:span text:style-name="T4">(</text:span><text:span text:style-name="T33">select</text:span><text:span text:style-name="T37"> </text:span><text:span text:style-name="T4">nom,</text:span><text:span text:style-name="T37"> </text:span><text:span text:style-name="T4">cognoms,</text:span><text:span text:style-name="T37"> </text:span></text:p>
      <text:p text:style-name="P30"><text:span text:style-name="T37"><text:tab/><text:tab/><text:tab/></text:span><text:span text:style-name="T4">(</text:span><text:span text:style-name="T33">select</text:span><text:span text:style-name="T37"> </text:span><text:span text:style-name="T4">telefon,</text:span><text:span text:style-name="T37"> </text:span><text:span text:style-name="T4">tipus</text:span></text:p>
      <text:p text:style-name="P30"><text:span text:style-name="T37"><text:tab/><text:tab/><text:tab/><text:tab/></text:span><text:span text:style-name="T33">from</text:span><text:span text:style-name="T37"> </text:span><text:span text:style-name="T4">dbo.telefon</text:span><text:span text:style-name="T37"> </text:span><text:span text:style-name="T4">t</text:span><text:span text:style-name="T37"> </text:span><text:span text:style-name="T33">where</text:span><text:span text:style-name="T37"> </text:span><text:span text:style-name="T4">t.contacteId=c.contacteId</text:span></text:p>
      <text:p text:style-name="P30"><text:span text:style-name="T37"><text:tab/><text:tab/><text:tab/><text:tab/></text:span><text:span text:style-name="T33">for</text:span><text:span text:style-name="T37"> </text:span><text:span text:style-name="T4">json</text:span><text:span text:style-name="T37"> </text:span><text:span text:style-name="T33">PATH</text:span><text:span text:style-name="T4">)</text:span><text:span text:style-name="T37"> </text:span><text:span text:style-name="T4">telefons,</text:span><text:span text:style-name="T37"> </text:span></text:p>
      <text:p text:style-name="P30"><text:span text:style-name="T37"><text:tab/><text:tab/><text:tab/></text:span><text:span text:style-name="T4">(</text:span><text:span text:style-name="T33">select</text:span><text:span text:style-name="T37"> </text:span><text:span text:style-name="T4">email,</text:span><text:span text:style-name="T37"> </text:span><text:span text:style-name="T4">tipus</text:span></text:p>
      <text:p text:style-name="P30"><text:span text:style-name="T37"><text:tab/><text:tab/><text:tab/><text:tab/></text:span><text:span text:style-name="T33">from</text:span><text:span text:style-name="T37"> </text:span><text:span text:style-name="T4">dbo.email</text:span><text:span text:style-name="T37"> </text:span><text:span text:style-name="T4">e</text:span><text:span text:style-name="T37"> </text:span><text:span text:style-name="T33">where</text:span><text:span text:style-name="T37"> </text:span><text:span text:style-name="T4">e.contacteId=c.contacteId</text:span></text:p>
      <text:p text:style-name="P30"><text:span text:style-name="T37"><text:tab/><text:tab/><text:tab/><text:tab/></text:span><text:span text:style-name="T33">for</text:span><text:span text:style-name="T37"> </text:span><text:span text:style-name="T4">json</text:span><text:span text:style-name="T37"> </text:span><text:span text:style-name="T33">PATH</text:span><text:span text:style-name="T4">)</text:span><text:span text:style-name="T37"> </text:span><text:span text:style-name="T4">emails</text:span></text:p>
      <text:p text:style-name="P30"><text:span text:style-name="T37"><text:tab/><text:tab/> <text:s/></text:span><text:span text:style-name="T33">from</text:span><text:span text:style-name="T37"> </text:span><text:span text:style-name="T4">dbo.contacte</text:span><text:span text:style-name="T37"> </text:span><text:span text:style-name="T4">c</text:span></text:p>
      <text:p text:style-name="P30"><text:span text:style-name="T37"><text:tab/><text:tab/> <text:s text:c="2"/></text:span><text:span text:style-name="T33">where</text:span><text:span text:style-name="T37"> </text:span><text:span text:style-name="T4">contacteId=@id</text:span></text:p>
      <text:p text:style-name="P30"><text:span text:style-name="T37"><text:tab/><text:tab/><text:tab/></text:span><text:span text:style-name="T33">for</text:span><text:span text:style-name="T37"> </text:span><text:span text:style-name="T4">json</text:span><text:span text:style-name="T37"> </text:span><text:span text:style-name="T33">path</text:span><text:span text:style-name="T4">,</text:span><text:span text:style-name="T37"> </text:span><text:span text:style-name="T4">without_array_wrapper)</text:span><text:span text:style-name="T14">;</text:span></text:p>
      <text:p text:style-name="P30"><text:span text:style-name="T37"><text:tab/><text:tab/></text:span><text:span text:style-name="T33">fetch</text:span><text:span text:style-name="T37"> <text:s/></text:span><text:span text:style-name="T4">c</text:span><text:span text:style-name="T37"> </text:span><text:span text:style-name="T33">into</text:span><text:span text:style-name="T37"> </text:span><text:span text:style-name="T4">@id</text:span><text:span text:style-name="T14">;</text:span></text:p>
      <text:p text:style-name="P30"><text:span text:style-name="T37"><text:tab/></text:span><text:span text:style-name="T33">end</text:span><text:span text:style-name="T14">;</text:span></text:p>
      <text:p text:style-name="P30"><text:span text:style-name="T37"><text:tab/></text:span><text:span text:style-name="T33">close</text:span><text:span text:style-name="T37"> </text:span><text:span text:style-name="T4">c</text:span><text:span text:style-name="T14">;</text:span></text:p>
      <text:p text:style-name="P30"><text:span text:style-name="T37"><text:tab/></text:span><text:span text:style-name="T33">DEALLOCATE</text:span><text:span text:style-name="T37"> </text:span><text:span text:style-name="T4">c</text:span><text:span text:style-name="T14">;</text:span></text:p>
      <text:p text:style-name="P32"/>
      <text:p text:style-name="P30"><text:span text:style-name="T37"><text:tab/></text:span><text:span text:style-name="T33">select</text:span><text:span text:style-name="T37"> </text:span><text:span text:style-name="T4">*</text:span><text:span text:style-name="T37"> </text:span><text:span text:style-name="T33">from</text:span><text:span text:style-name="T37"> </text:span><text:span text:style-name="T4">#json</text:span><text:span text:style-name="T14">;</text:span></text:p>
      <text:p text:style-name="P30"><text:span text:style-name="T33">END</text:span><text:span text:style-name="T14">;</text:span></text:p>
      <text:p text:style-name="P31">go</text:p>
      <text:p text:style-name="P15"><text:span text:style-name="T31">exec</text:span><text:span text:style-name="T34"> </text:span>x1<text:span text:style-name="T12">;</text:span></text:p>
      <text:p text:style-name="P16"/>
      <text:p text:style-name="P10"/>
      <text:p text:style-name="P28"/>
      <text:p text:style-name="P10">Exemple de punt 1.2</text:p>
      <text:p text:style-name="P16"/>
      <text:p text:style-name="P13">Generació d’un fitxer .json a partir de<text:span text:style-name="T21">l</text:span> <text:span text:style-name="T21">procedure </text:span>anterior</text:p>
      <text:p text:style-name="P16"/>
      <text:p text:style-name="P4"><text:a xlink:type="simple" xlink:href="../../../../../../../../../c:/" text:style-name="Internet_20_link" text:visited-style-name="Visited_20_Internet_20_Link"><text:span text:style-name="T10">c:\</text:span></text:a><text:span text:style-name="T11">&gt;</text:span><text:span text:style-name="T13"> </text:span><text:span text:style-name="T15">bcp "exec Contactes2.dbo.x1" queryout "</text:span><text:span text:style-name="T16">contactes</text:span><text:span text:style-name="T15">.json" -c -</text:span><text:span text:style-name="T17">C65001</text:span><text:span text:style-name="Source_20_Text"><text:span text:style-name="T18"> </text:span></text:span><text:span text:style-name="T15">-t , -S . -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011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officeooo:paragraph-rsid="002e1fcc"/>
    </style:style>
    <style:style style:name="MP2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3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89cfd3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04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7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7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3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6_UF3_SqlServer2MongoDB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3-01-24T20:31:35.998534862">gener</text:date></text:span><text:span text:style-name="MT1"><text:s/></text:span><text:span text:style-name="MT1"><text:date style:data-style-name="N104" text:date-value="2023-01-24T20:31:35.998675678">2023</text:date></text:span></text:p>
              <text:p text:style-name="MP5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3-01-24T20:31:35.945386321</dc:date>
    <meta:editing-duration>PT17H10M32S</meta:editing-duration>
    <meta:editing-cycles>107</meta:editing-cycles>
    <meta:generator>LibreOffice/6.4.7.2$Linux_X86_64 LibreOffice_project/40$Build-2</meta:generator>
    <meta:document-statistic meta:table-count="2" meta:image-count="2" meta:object-count="0" meta:page-count="4" meta:paragraph-count="74" meta:word-count="538" meta:character-count="3441" meta:non-whitespace-character-count="2861"/>
  </office:meta>
</office:document-meta>
</file>